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2693in"/>
    </style:style>
    <style:style style:name="co3" style:family="table-column">
      <style:table-column-properties fo:break-before="auto" style:column-width="1.3634in"/>
    </style:style>
    <style:style style:name="ro1" style:family="table-row">
      <style:table-row-properties style:row-height="0.1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253" table:default-cell-style-name="Default"/>
        <table:table-row table:style-name="ro1">
          <table:table-cell table:number-columns-repeated="256"/>
        </table:table-row>
        <table:table-row table:style-name="ro1">
          <table:table-cell table:style-name="ce2"/>
          <table:table-cell table:style-name="ce3"/>
          <table:table-cell table:style-name="ce3" office:value-type="string">
            <text:p>Implemented</text:p>
          </table:table-cell>
          <table:table-cell table:style-name="ce3" office:value-type="string">
            <text:p>Unit Test</text:p>
          </table:table-cell>
          <table:table-cell table:style-name="ce3" table:number-columns-repeated="252"/>
        </table:table-row>
        <table:table-row table:style-name="ro1">
          <table:table-cell office:value-type="string">
            <text:p>4.3.1</text:p>
          </table:table-cell>
          <table:table-cell office:value-type="string">
            <text:p># or // (comment)</text:p>
          </table:table-cell>
          <table:table-cell table:number-columns-repeated="254"/>
        </table:table-row>
        <table:table-row table:style-name="ro1">
          <table:table-cell office:value-type="string">
            <text:p>4.3.2</text:p>
          </table:table-cell>
          <table:table-cell office:value-type="string">
            <text:p>ACCESS</text:p>
          </table:table-cell>
          <table:table-cell table:number-columns-repeated="254"/>
        </table:table-row>
        <table:table-row table:style-name="ro1">
          <table:table-cell office:value-type="string">
            <text:p>4.3.3</text:p>
          </table:table-cell>
          <table:table-cell office:value-type="string">
            <text:p>ACCESS ADD</text:p>
          </table:table-cell>
          <table:table-cell table:number-columns-repeated="254"/>
        </table:table-row>
        <table:table-row table:style-name="ro1">
          <table:table-cell office:value-type="string">
            <text:p>4.3.4</text:p>
          </table:table-cell>
          <table:table-cell office:value-type="string">
            <text:p>ACCESS DELETE</text:p>
          </table:table-cell>
          <table:table-cell table:number-columns-repeated="254"/>
        </table:table-row>
        <table:table-row table:style-name="ro1">
          <table:table-cell office:value-type="string">
            <text:p>4.3.5</text:p>
          </table:table-cell>
          <table:table-cell office:value-type="string">
            <text:p>ACCESS LIST</text:p>
          </table:table-cell>
          <table:table-cell table:number-columns-repeated="254"/>
        </table:table-row>
        <table:table-row table:style-name="ro1">
          <table:table-cell office:value-type="string">
            <text:p>4.3.6</text:p>
          </table:table-cell>
          <table:table-cell office:value-type="string">
            <text:p>ACCESS LOAD</text:p>
          </table:table-cell>
          <table:table-cell table:number-columns-repeated="254"/>
        </table:table-row>
        <table:table-row table:style-name="ro1">
          <table:table-cell office:value-type="string">
            <text:p>4.3.7</text:p>
          </table:table-cell>
          <table:table-cell office:value-type="string">
            <text:p>ACCESS SAVE</text:p>
          </table:table-cell>
          <table:table-cell table:number-columns-repeated="254"/>
        </table:table-row>
        <table:table-row table:style-name="ro1">
          <table:table-cell office:value-type="string">
            <text:p>4.3.8</text:p>
          </table:table-cell>
          <table:table-cell office:value-type="string">
            <text:p>APIVER</text:p>
          </table:table-cell>
          <table:table-cell table:number-columns-repeated="254"/>
        </table:table-row>
        <table:table-row table:style-name="ro1">
          <table:table-cell office:value-type="string">
            <text:p>4.3.9</text:p>
          </table:table-cell>
          <table:table-cell office:value-type="string">
            <text:p>BROADCAST_EVENT</text:p>
          </table:table-cell>
          <table:table-cell table:number-columns-repeated="254"/>
        </table:table-row>
        <table:table-row table:style-name="ro1">
          <table:table-cell office:value-type="string">
            <text:p>4.3.10</text:p>
          </table:table-cell>
          <table:table-cell office:value-type="string">
            <text:p>CLOCK</text:p>
          </table:table-cell>
          <table:table-cell table:number-columns-repeated="254"/>
        </table:table-row>
        <table:table-row table:style-name="ro1">
          <table:table-cell office:value-type="string">
            <text:p>4.3.11</text:p>
          </table:table-cell>
          <table:table-cell office:value-type="string">
            <text:p>CLOCK DATE </text:p>
          </table:table-cell>
          <table:table-cell table:number-columns-repeated="254"/>
        </table:table-row>
        <table:table-row table:style-name="ro1">
          <table:table-cell office:value-type="string">
            <text:p>4.3.12</text:p>
          </table:table-cell>
          <table:table-cell office:value-type="string">
            <text:p>CLOCK TIME</text:p>
          </table:table-cell>
          <table:table-cell table:number-columns-repeated="254"/>
        </table:table-row>
        <table:table-row table:style-name="ro1">
          <table:table-cell office:value-type="string">
            <text:p>4.3.13</text:p>
          </table:table-cell>
          <table:table-cell office:value-type="string">
            <text:p>CONFIG</text:p>
          </table:table-cell>
          <table:table-cell table:number-columns-repeated="254"/>
        </table:table-row>
        <table:table-row table:style-name="ro1">
          <table:table-cell office:value-type="string">
            <text:p>4.3.14</text:p>
          </table:table-cell>
          <table:table-cell office:value-type="string">
            <text:p>CONFIG GET</text:p>
          </table:table-cell>
          <table:table-cell table:number-columns-repeated="254"/>
        </table:table-row>
        <table:table-row table:style-name="ro1">
          <table:table-cell office:value-type="string">
            <text:p>4.3.15</text:p>
          </table:table-cell>
          <table:table-cell office:value-type="string">
            <text:p>CONFIG INFO</text:p>
          </table:table-cell>
          <table:table-cell table:number-columns-repeated="254"/>
        </table:table-row>
        <table:table-row table:style-name="ro1">
          <table:table-cell office:value-type="string">
            <text:p>4.3.16</text:p>
          </table:table-cell>
          <table:table-cell office:value-type="string">
            <text:p>CONFIG LOAD</text:p>
          </table:table-cell>
          <table:table-cell table:number-columns-repeated="254"/>
        </table:table-row>
        <table:table-row table:style-name="ro1">
          <table:table-cell office:value-type="string">
            <text:p>4.3.17</text:p>
          </table:table-cell>
          <table:table-cell office:value-type="string">
            <text:p>CONFIG SAVE</text:p>
          </table:table-cell>
          <table:table-cell table:number-columns-repeated="254"/>
        </table:table-row>
        <table:table-row table:style-name="ro1">
          <table:table-cell office:value-type="string">
            <text:p>4.3.18</text:p>
          </table:table-cell>
          <table:table-cell office:value-type="string">
            <text:p>CONFIG SET</text:p>
          </table:table-cell>
          <table:table-cell table:number-columns-repeated="254"/>
        </table:table-row>
        <table:table-row table:style-name="ro1">
          <table:table-cell office:value-type="string">
            <text:p>4.3.19</text:p>
          </table:table-cell>
          <table:table-cell office:value-type="string">
            <text:p>CONFIRM</text:p>
          </table:table-cell>
          <table:table-cell table:number-columns-repeated="254"/>
        </table:table-row>
        <table:table-row table:style-name="ro1">
          <table:table-cell office:value-type="string">
            <text:p>4.3.20</text:p>
          </table:table-cell>
          <table:table-cell office:value-type="string">
            <text:p>DBADD</text:p>
          </table:table-cell>
          <table:table-cell table:number-columns-repeated="254"/>
        </table:table-row>
        <table:table-row table:style-name="ro1">
          <table:table-cell office:value-type="string">
            <text:p>4.3.21</text:p>
          </table:table-cell>
          <table:table-cell office:value-type="string">
            <text:p>DBCOPY</text:p>
          </table:table-cell>
          <table:table-cell table:number-columns-repeated="254"/>
        </table:table-row>
        <table:table-row table:style-name="ro1">
          <table:table-cell office:value-type="string">
            <text:p>4.3.22</text:p>
          </table:table-cell>
          <table:table-cell office:value-type="string">
            <text:p>DBCREATE</text:p>
          </table:table-cell>
          <table:table-cell table:number-columns-repeated="254"/>
        </table:table-row>
        <table:table-row table:style-name="ro1">
          <table:table-cell office:value-type="string">
            <text:p>4.3.23</text:p>
          </table:table-cell>
          <table:table-cell office:value-type="string">
            <text:p>DBDELETE</text:p>
          </table:table-cell>
          <table:table-cell table:number-columns-repeated="254"/>
        </table:table-row>
        <table:table-row table:style-name="ro1">
          <table:table-cell office:value-type="string">
            <text:p>4.3.24</text:p>
          </table:table-cell>
          <table:table-cell office:value-type="string">
            <text:p>DBGET</text:p>
          </table:table-cell>
          <table:table-cell table:number-columns-repeated="254"/>
        </table:table-row>
        <table:table-row table:style-name="ro1">
          <table:table-cell office:value-type="string">
            <text:p>4.3.25</text:p>
          </table:table-cell>
          <table:table-cell office:value-type="string">
            <text:p>DBGETXML</text:p>
          </table:table-cell>
          <table:table-cell table:number-columns-repeated="254"/>
        </table:table-row>
        <table:table-row table:style-name="ro1">
          <table:table-cell office:value-type="string">
            <text:p>4.3.26</text:p>
          </table:table-cell>
          <table:table-cell office:value-type="string">
            <text:p>DBLOAD</text:p>
          </table:table-cell>
          <table:table-cell table:number-columns-repeated="254"/>
        </table:table-row>
        <table:table-row table:style-name="ro1">
          <table:table-cell office:value-type="string">
            <text:p>4.3.27</text:p>
          </table:table-cell>
          <table:table-cell office:value-type="string">
            <text:p>DBNEW</text:p>
          </table:table-cell>
          <table:table-cell table:number-columns-repeated="254"/>
        </table:table-row>
        <table:table-row table:style-name="ro1">
          <table:table-cell office:value-type="string">
            <text:p>4.3.28</text:p>
          </table:table-cell>
          <table:table-cell office:value-type="string">
            <text:p>DBNETWORKPATH</text:p>
          </table:table-cell>
          <table:table-cell table:number-columns-repeated="254"/>
        </table:table-row>
        <table:table-row table:style-name="ro1">
          <table:table-cell office:value-type="string">
            <text:p>4.3.29</text:p>
          </table:table-cell>
          <table:table-cell office:value-type="string">
            <text:p>DBRENAMENET</text:p>
          </table:table-cell>
          <table:table-cell table:number-columns-repeated="254"/>
        </table:table-row>
        <table:table-row table:style-name="ro1">
          <table:table-cell office:value-type="string">
            <text:p>4.3.30</text:p>
          </table:table-cell>
          <table:table-cell office:value-type="string">
            <text:p>DBSAVE</text:p>
          </table:table-cell>
          <table:table-cell table:number-columns-repeated="254"/>
        </table:table-row>
        <table:table-row table:style-name="ro1">
          <table:table-cell office:value-type="string">
            <text:p>4.3.31</text:p>
          </table:table-cell>
          <table:table-cell office:value-type="string">
            <text:p>DBSET</text:p>
          </table:table-cell>
          <table:table-cell table:number-columns-repeated="254"/>
        </table:table-row>
        <table:table-row table:style-name="ro1">
          <table:table-cell office:value-type="string">
            <text:p>4.3.32</text:p>
          </table:table-cell>
          <table:table-cell office:value-type="string">
            <text:p>DBSETXML</text:p>
          </table:table-cell>
          <table:table-cell table:number-columns-repeated="254"/>
        </table:table-row>
        <table:table-row table:style-name="ro1">
          <table:table-cell office:value-type="string">
            <text:p>4.3.33</text:p>
          </table:table-cell>
          <table:table-cell office:value-type="string">
            <text:p>DBUPDATE</text:p>
          </table:table-cell>
          <table:table-cell table:number-columns-repeated="254"/>
        </table:table-row>
        <table:table-row table:style-name="ro1">
          <table:table-cell office:value-type="string">
            <text:p>4.3.34</text:p>
          </table:table-cell>
          <table:table-cell office:value-type="string">
            <text:p>DBVALIDATE</text:p>
          </table:table-cell>
          <table:table-cell table:number-columns-repeated="254"/>
        </table:table-row>
        <table:table-row table:style-name="ro1">
          <table:table-cell office:value-type="string">
            <text:p>4.3.35</text:p>
          </table:table-cell>
          <table:table-cell office:value-type="string">
            <text:p>DBVERIFY</text:p>
          </table:table-cell>
          <table:table-cell table:number-columns-repeated="254"/>
        </table:table-row>
        <table:table-row table:style-name="ro1">
          <table:table-cell office:value-type="string">
            <text:p>4.3.36</text:p>
          </table:table-cell>
          <table:table-cell office:value-type="string">
            <text:p>DO</text:p>
          </table:table-cell>
          <table:table-cell table:number-columns-repeated="254"/>
        </table:table-row>
        <table:table-row table:style-name="ro1">
          <table:table-cell office:value-type="string">
            <text:p>4.3.37</text:p>
          </table:table-cell>
          <table:table-cell office:value-type="string">
            <text:p>ENABLE</text:p>
          </table:table-cell>
          <table:table-cell table:number-columns-repeated="254"/>
        </table:table-row>
        <table:table-row table:style-name="ro1">
          <table:table-cell office:value-type="string">
            <text:p>4.3.38</text:p>
          </table:table-cell>
          <table:table-cell office:value-type="string">
            <text:p>ENABLE LABEL</text:p>
          </table:table-cell>
          <table:table-cell table:number-columns-repeated="254"/>
        </table:table-row>
        <table:table-row table:style-name="ro1">
          <table:table-cell office:value-type="string">
            <text:p>4.3.39</text:p>
          </table:table-cell>
          <table:table-cell office:value-type="string">
            <text:p>ENABLE REMOVE</text:p>
          </table:table-cell>
          <table:table-cell table:number-columns-repeated="254"/>
        </table:table-row>
        <table:table-row table:style-name="ro1">
          <table:table-cell office:value-type="string">
            <text:p>4.3.40</text:p>
          </table:table-cell>
          <table:table-cell office:value-type="string">
            <text:p>ENABLE SET</text:p>
          </table:table-cell>
          <table:table-cell table:number-columns-repeated="254"/>
        </table:table-row>
        <table:table-row table:style-name="ro1">
          <table:table-cell office:value-type="string">
            <text:p>4.3.41</text:p>
          </table:table-cell>
          <table:table-cell office:value-type="string">
            <text:p>EREPORT</text:p>
          </table:table-cell>
          <table:table-cell table:number-columns-repeated="254"/>
        </table:table-row>
        <table:table-row table:style-name="ro1">
          <table:table-cell office:value-type="string">
            <text:p>4.3.42</text:p>
          </table:table-cell>
          <table:table-cell office:value-type="string">
            <text:p>EREPORT SEND</text:p>
          </table:table-cell>
          <table:table-cell table:number-columns-repeated="254"/>
        </table:table-row>
        <table:table-row table:style-name="ro1">
          <table:table-cell office:value-type="string">
            <text:p>4.3.43</text:p>
          </table:table-cell>
          <table:table-cell office:value-type="string">
            <text:p>EVENT or EVENTS</text:p>
          </table:table-cell>
          <table:table-cell table:number-columns-repeated="254"/>
        </table:table-row>
        <table:table-row table:style-name="ro1">
          <table:table-cell office:value-type="string">
            <text:p>4.3.44</text:p>
          </table:table-cell>
          <table:table-cell office:value-type="string">
            <text:p>GET or SHOW</text:p>
          </table:table-cell>
          <table:table-cell table:number-columns-repeated="254"/>
        </table:table-row>
        <table:table-row table:style-name="ro1">
          <table:table-cell office:value-type="string">
            <text:p>4.3.45</text:p>
          </table:table-cell>
          <table:table-cell office:value-type="string">
            <text:p>GETSTATE</text:p>
          </table:table-cell>
          <table:table-cell table:number-columns-repeated="254"/>
        </table:table-row>
        <table:table-row table:style-name="ro1">
          <table:table-cell office:value-type="string">
            <text:p>4.3.46</text:p>
          </table:table-cell>
          <table:table-cell office:value-type="string">
            <text:p>HELP or ?</text:p>
          </table:table-cell>
          <table:table-cell table:number-columns-repeated="254"/>
        </table:table-row>
        <table:table-row table:style-name="ro1">
          <table:table-cell office:value-type="string">
            <text:p>4.3.47</text:p>
          </table:table-cell>
          <table:table-cell office:value-type="string">
            <text:p>LIGHTING</text:p>
          </table:table-cell>
          <table:table-cell table:number-columns-repeated="254"/>
        </table:table-row>
        <table:table-row table:style-name="ro1">
          <table:table-cell office:value-type="string">
            <text:p>4.3.48</text:p>
          </table:table-cell>
          <table:table-cell office:value-type="string">
            <text:p>LIGHTING LABEL</text:p>
          </table:table-cell>
          <table:table-cell table:number-columns-repeated="254"/>
        </table:table-row>
        <table:table-row table:style-name="ro1">
          <table:table-cell office:value-type="string">
            <text:p>4.3.49</text:p>
          </table:table-cell>
          <table:table-cell office:value-type="string">
            <text:p>LIGHTING OFF</text:p>
          </table:table-cell>
          <table:table-cell table:number-columns-repeated="254"/>
        </table:table-row>
        <table:table-row table:style-name="ro1">
          <table:table-cell office:value-type="string">
            <text:p>4.3.50</text:p>
          </table:table-cell>
          <table:table-cell office:value-type="string">
            <text:p>LIGHTING ON </text:p>
          </table:table-cell>
          <table:table-cell table:number-columns-repeated="254"/>
        </table:table-row>
        <table:table-row table:style-name="ro1">
          <table:table-cell office:value-type="string">
            <text:p>4.3.51</text:p>
          </table:table-cell>
          <table:table-cell office:value-type="string">
            <text:p>LIGHTING RAMP</text:p>
          </table:table-cell>
          <table:table-cell table:number-columns-repeated="254"/>
        </table:table-row>
        <table:table-row table:style-name="ro1">
          <table:table-cell office:value-type="string">
            <text:p>4.3.52</text:p>
          </table:table-cell>
          <table:table-cell office:value-type="string">
            <text:p>LIGHTING TERMINATE_RAMP</text:p>
          </table:table-cell>
          <table:table-cell table:number-columns-repeated="254"/>
        </table:table-row>
        <table:table-row table:style-name="ro1">
          <table:table-cell office:value-type="string">
            <text:p>4.3.53</text:p>
          </table:table-cell>
          <table:table-cell office:value-type="string">
            <text:p>LOCK</text:p>
          </table:table-cell>
          <table:table-cell table:number-columns-repeated="254"/>
        </table:table-row>
        <table:table-row table:style-name="ro1">
          <table:table-cell office:value-type="string">
            <text:p>4.3.54</text:p>
          </table:table-cell>
          <table:table-cell office:value-type="string">
            <text:p>LOGIN</text:p>
          </table:table-cell>
          <table:table-cell table:number-columns-repeated="254"/>
        </table:table-row>
        <table:table-row table:style-name="ro1">
          <table:table-cell office:value-type="string">
            <text:p>4.3.55</text:p>
          </table:table-cell>
          <table:table-cell office:value-type="string">
            <text:p>NET</text:p>
          </table:table-cell>
          <table:table-cell table:number-columns-repeated="254"/>
        </table:table-row>
        <table:table-row table:style-name="ro1">
          <table:table-cell office:value-type="string">
            <text:p>4.3.56</text:p>
          </table:table-cell>
          <table:table-cell office:value-type="string">
            <text:p>NET CHECK_UNRAVEL</text:p>
          </table:table-cell>
          <table:table-cell table:number-columns-repeated="254"/>
        </table:table-row>
        <table:table-row table:style-name="ro1">
          <table:table-cell office:value-type="string">
            <text:p>4.3.57</text:p>
          </table:table-cell>
          <table:table-cell office:value-type="string">
            <text:p>NET CLOSE</text:p>
          </table:table-cell>
          <table:table-cell table:number-columns-repeated="254"/>
        </table:table-row>
        <table:table-row table:style-name="ro1">
          <table:table-cell office:value-type="string">
            <text:p>4.3.58</text:p>
          </table:table-cell>
          <table:table-cell office:value-type="string">
            <text:p>NET CREATE</text:p>
          </table:table-cell>
          <table:table-cell table:number-columns-repeated="254"/>
        </table:table-row>
        <table:table-row table:style-name="ro1">
          <table:table-cell office:value-type="string">
            <text:p>4.3.59</text:p>
          </table:table-cell>
          <table:table-cell office:value-type="string">
            <text:p>NET DELETE</text:p>
          </table:table-cell>
          <table:table-cell table:number-columns-repeated="254"/>
        </table:table-row>
        <table:table-row table:style-name="ro1">
          <table:table-cell office:value-type="string">
            <text:p>4.3.60</text:p>
          </table:table-cell>
          <table:table-cell office:value-type="string">
            <text:p>NET FLUSH</text:p>
          </table:table-cell>
          <table:table-cell table:number-columns-repeated="254"/>
        </table:table-row>
        <table:table-row table:style-name="ro1">
          <table:table-cell office:value-type="string">
            <text:p>4.3.61</text:p>
          </table:table-cell>
          <table:table-cell office:value-type="string">
            <text:p>NET LEARN</text:p>
          </table:table-cell>
          <table:table-cell table:number-columns-repeated="254"/>
        </table:table-row>
        <table:table-row table:style-name="ro1">
          <table:table-cell office:value-type="string">
            <text:p>4.3.62</text:p>
          </table:table-cell>
          <table:table-cell office:value-type="string">
            <text:p>NET LIST</text:p>
          </table:table-cell>
          <table:table-cell table:number-columns-repeated="254"/>
        </table:table-row>
        <table:table-row table:style-name="ro1">
          <table:table-cell office:value-type="string">
            <text:p>4.3.63</text:p>
          </table:table-cell>
          <table:table-cell office:value-type="string">
            <text:p>NET LIST_ALL</text:p>
          </table:table-cell>
          <table:table-cell table:number-columns-repeated="2" office:value-type="string">
            <text:p>Yes</text:p>
          </table:table-cell>
          <table:table-cell table:number-columns-repeated="252"/>
        </table:table-row>
        <table:table-row table:style-name="ro1">
          <table:table-cell office:value-type="string">
            <text:p>4.3.64</text:p>
          </table:table-cell>
          <table:table-cell office:value-type="string">
            <text:p>NET LOAD</text:p>
          </table:table-cell>
          <table:table-cell table:number-columns-repeated="254"/>
        </table:table-row>
        <table:table-row table:style-name="ro1">
          <table:table-cell office:value-type="string">
            <text:p>4.3.65</text:p>
          </table:table-cell>
          <table:table-cell office:value-type="string">
            <text:p>NET OPEN</text:p>
          </table:table-cell>
          <table:table-cell table:number-columns-repeated="254"/>
        </table:table-row>
        <table:table-row table:style-name="ro1">
          <table:table-cell office:value-type="string">
            <text:p>4.3.66</text:p>
          </table:table-cell>
          <table:table-cell office:value-type="string">
            <text:p>NET PINGU</text:p>
          </table:table-cell>
          <table:table-cell table:number-columns-repeated="254"/>
        </table:table-row>
        <table:table-row table:style-name="ro1">
          <table:table-cell office:value-type="string">
            <text:p>4.3.67</text:p>
          </table:table-cell>
          <table:table-cell office:value-type="string">
            <text:p>NET PROJECT_IDENTIFY</text:p>
          </table:table-cell>
          <table:table-cell table:number-columns-repeated="254"/>
        </table:table-row>
        <table:table-row table:style-name="ro1">
          <table:table-cell office:value-type="string">
            <text:p>4.3.68</text:p>
          </table:table-cell>
          <table:table-cell office:value-type="string">
            <text:p>NET RENAME</text:p>
          </table:table-cell>
          <table:table-cell table:number-columns-repeated="254"/>
        </table:table-row>
        <table:table-row table:style-name="ro1">
          <table:table-cell office:value-type="string">
            <text:p>4.3.69</text:p>
          </table:table-cell>
          <table:table-cell office:value-type="string">
            <text:p>NET SAVE</text:p>
          </table:table-cell>
          <table:table-cell table:number-columns-repeated="254"/>
        </table:table-row>
        <table:table-row table:style-name="ro1">
          <table:table-cell office:value-type="string">
            <text:p>4.3.70</text:p>
          </table:table-cell>
          <table:table-cell office:value-type="string">
            <text:p>NET SET_PROJECT_IDENTIFY</text:p>
          </table:table-cell>
          <table:table-cell table:number-columns-repeated="254"/>
        </table:table-row>
        <table:table-row table:style-name="ro1">
          <table:table-cell office:value-type="string">
            <text:p>4.3.71</text:p>
          </table:table-cell>
          <table:table-cell office:value-type="string">
            <text:p>NET STATE_INTERVAL</text:p>
          </table:table-cell>
          <table:table-cell table:number-columns-repeated="254"/>
        </table:table-row>
        <table:table-row table:style-name="ro1">
          <table:table-cell office:value-type="string">
            <text:p>4.3.72</text:p>
          </table:table-cell>
          <table:table-cell office:value-type="string">
            <text:p>NET SYNC</text:p>
          </table:table-cell>
          <table:table-cell table:number-columns-repeated="254"/>
        </table:table-row>
        <table:table-row table:style-name="ro1">
          <table:table-cell office:value-type="string">
            <text:p>4.3.73</text:p>
          </table:table-cell>
          <table:table-cell office:value-type="string">
            <text:p>NET SYNCNEW</text:p>
          </table:table-cell>
          <table:table-cell table:number-columns-repeated="254"/>
        </table:table-row>
        <table:table-row table:style-name="ro1">
          <table:table-cell office:value-type="string">
            <text:p>4.3.74</text:p>
          </table:table-cell>
          <table:table-cell office:value-type="string">
            <text:p>NETWORK LOCATE</text:p>
          </table:table-cell>
          <table:table-cell table:number-columns-repeated="254"/>
        </table:table-row>
        <table:table-row table:style-name="ro1">
          <table:table-cell office:value-type="string">
            <text:p>4.3.75</text:p>
          </table:table-cell>
          <table:table-cell office:value-type="string">
            <text:p>NEW</text:p>
          </table:table-cell>
          <table:table-cell table:number-columns-repeated="254"/>
        </table:table-row>
        <table:table-row table:style-name="ro1">
          <table:table-cell office:value-type="string">
            <text:p>4.3.76</text:p>
          </table:table-cell>
          <table:table-cell office:value-type="string">
            <text:p>NOOP</text:p>
          </table:table-cell>
          <table:table-cell table:number-columns-repeated="2" office:value-type="string">
            <text:p>Yes</text:p>
          </table:table-cell>
          <table:table-cell table:number-columns-repeated="252"/>
        </table:table-row>
        <table:table-row table:style-name="ro1">
          <table:table-cell office:value-type="string">
            <text:p>4.3.77</text:p>
          </table:table-cell>
          <table:table-cell office:value-type="string">
            <text:p>OFF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78</text:p>
          </table:table-cell>
          <table:table-cell office:value-type="string">
            <text:p>OID</text:p>
          </table:table-cell>
          <table:table-cell table:number-columns-repeated="254"/>
        </table:table-row>
        <table:table-row table:style-name="ro1">
          <table:table-cell office:value-type="string">
            <text:p>4.3.79</text:p>
          </table:table-cell>
          <table:table-cell office:value-type="string">
            <text:p>ON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80</text:p>
          </table:table-cell>
          <table:table-cell office:value-type="string">
            <text:p>PORT</text:p>
          </table:table-cell>
          <table:table-cell table:number-columns-repeated="254"/>
        </table:table-row>
        <table:table-row table:style-name="ro1">
          <table:table-cell office:value-type="string">
            <text:p>4.3.81</text:p>
          </table:table-cell>
          <table:table-cell office:value-type="string">
            <text:p>PORT CNISCAN</text:p>
          </table:table-cell>
          <table:table-cell table:number-columns-repeated="254"/>
        </table:table-row>
        <table:table-row table:style-name="ro1">
          <table:table-cell office:value-type="string">
            <text:p>4.3.82</text:p>
          </table:table-cell>
          <table:table-cell office:value-type="string">
            <text:p>PORT IFLIST</text:p>
          </table:table-cell>
          <table:table-cell table:number-columns-repeated="254"/>
        </table:table-row>
        <table:table-row table:style-name="ro1">
          <table:table-cell office:value-type="string">
            <text:p>4.3.83</text:p>
          </table:table-cell>
          <table:table-cell office:value-type="string">
            <text:p>PORT LIST</text:p>
          </table:table-cell>
          <table:table-cell table:number-columns-repeated="254"/>
        </table:table-row>
        <table:table-row table:style-name="ro1">
          <table:table-cell office:value-type="string">
            <text:p>4.3.84</text:p>
          </table:table-cell>
          <table:table-cell office:value-type="string">
            <text:p>PORT PROBE</text:p>
          </table:table-cell>
          <table:table-cell table:number-columns-repeated="254"/>
        </table:table-row>
        <table:table-row table:style-name="ro1">
          <table:table-cell office:value-type="string">
            <text:p>4.3.85</text:p>
          </table:table-cell>
          <table:table-cell office:value-type="string">
            <text:p>PROJECT</text:p>
          </table:table-cell>
          <table:table-cell table:number-columns-repeated="254"/>
        </table:table-row>
        <table:table-row table:style-name="ro1">
          <table:table-cell office:value-type="string">
            <text:p>4.3.86</text:p>
          </table:table-cell>
          <table:table-cell office:value-type="string">
            <text:p>PROJECT CLOSE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87</text:p>
          </table:table-cell>
          <table:table-cell office:value-type="string">
            <text:p>PROJECT COPY</text:p>
          </table:table-cell>
          <table:table-cell table:number-columns-repeated="254"/>
        </table:table-row>
        <table:table-row table:style-name="ro1">
          <table:table-cell office:value-type="string">
            <text:p>4.3.88</text:p>
          </table:table-cell>
          <table:table-cell office:value-type="string">
            <text:p>PROJECT DELETE</text:p>
          </table:table-cell>
          <table:table-cell table:number-columns-repeated="254"/>
        </table:table-row>
        <table:table-row table:style-name="ro1">
          <table:table-cell office:value-type="string">
            <text:p>4.3.89</text:p>
          </table:table-cell>
          <table:table-cell office:value-type="string">
            <text:p>PROJECT DIR</text:p>
          </table:table-cell>
          <table:table-cell table:number-columns-repeated="2" office:value-type="string">
            <text:p>Yes</text:p>
          </table:table-cell>
          <table:table-cell table:number-columns-repeated="252"/>
        </table:table-row>
        <table:table-row table:style-name="ro1">
          <table:table-cell office:value-type="string">
            <text:p>4.3.90</text:p>
          </table:table-cell>
          <table:table-cell office:value-type="string">
            <text:p>PROJECT LIST</text:p>
          </table:table-cell>
          <table:table-cell office:value-type="string">
            <text:p>Yes</text:p>
          </table:table-cell>
          <table:table-cell office:value-type="string">
            <text:p>s</text:p>
          </table:table-cell>
          <table:table-cell table:number-columns-repeated="252"/>
        </table:table-row>
        <table:table-row table:style-name="ro1">
          <table:table-cell office:value-type="string">
            <text:p>4.3.91</text:p>
          </table:table-cell>
          <table:table-cell office:value-type="string">
            <text:p>PROJECT LOAD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92</text:p>
          </table:table-cell>
          <table:table-cell office:value-type="string">
            <text:p>PROJECT NEW</text:p>
          </table:table-cell>
          <table:table-cell table:number-columns-repeated="254"/>
        </table:table-row>
        <table:table-row table:style-name="ro1">
          <table:table-cell office:value-type="string">
            <text:p>4.3.93</text:p>
          </table:table-cell>
          <table:table-cell office:value-type="string">
            <text:p>PROJECT RENAME</text:p>
          </table:table-cell>
          <table:table-cell table:number-columns-repeated="254"/>
        </table:table-row>
        <table:table-row table:style-name="ro1">
          <table:table-cell office:value-type="string">
            <text:p>4.3.94</text:p>
          </table:table-cell>
          <table:table-cell office:value-type="string">
            <text:p>PROJECT RESTORE</text:p>
          </table:table-cell>
          <table:table-cell table:number-columns-repeated="254"/>
        </table:table-row>
        <table:table-row table:style-name="ro1">
          <table:table-cell office:value-type="string">
            <text:p>4.3.95</text:p>
          </table:table-cell>
          <table:table-cell office:value-type="string">
            <text:p>PROJECT SAVE</text:p>
          </table:table-cell>
          <table:table-cell table:number-columns-repeated="254"/>
        </table:table-row>
        <table:table-row table:style-name="ro1">
          <table:table-cell office:value-type="string">
            <text:p>4.3.96</text:p>
          </table:table-cell>
          <table:table-cell office:value-type="string">
            <text:p>PROJECT START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97</text:p>
          </table:table-cell>
          <table:table-cell office:value-type="string">
            <text:p>PROJECT STOP</text:p>
          </table:table-cell>
          <table:table-cell table:number-columns-repeated="254"/>
        </table:table-row>
        <table:table-row table:style-name="ro1">
          <table:table-cell office:value-type="string">
            <text:p>4.3.98</text:p>
          </table:table-cell>
          <table:table-cell office:value-type="string">
            <text:p>PROJECT USE</text:p>
          </table:table-cell>
          <table:table-cell table:number-columns-repeated="254"/>
        </table:table-row>
        <table:table-row table:style-name="ro1">
          <table:table-cell office:value-type="string">
            <text:p>4.3.99</text:p>
          </table:table-cell>
          <table:table-cell office:value-type="string">
            <text:p>QUIT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100</text:p>
          </table:table-cell>
          <table:table-cell office:value-type="string">
            <text:p>RAMP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101</text:p>
          </table:table-cell>
          <table:table-cell office:value-type="string">
            <text:p>RUN</text:p>
          </table:table-cell>
          <table:table-cell table:number-columns-repeated="254"/>
        </table:table-row>
        <table:table-row table:style-name="ro1">
          <table:table-cell office:value-type="string">
            <text:p>4.3.102</text:p>
          </table:table-cell>
          <table:table-cell office:value-type="string">
            <text:p>SCENE</text:p>
          </table:table-cell>
          <table:table-cell table:number-columns-repeated="254"/>
        </table:table-row>
        <table:table-row table:style-name="ro1">
          <table:table-cell office:value-type="string">
            <text:p>4.3.103</text:p>
          </table:table-cell>
          <table:table-cell office:value-type="string">
            <text:p>SECURITY</text:p>
          </table:table-cell>
          <table:table-cell table:number-columns-repeated="254"/>
        </table:table-row>
        <table:table-row table:style-name="ro1">
          <table:table-cell office:value-type="string">
            <text:p>4.3.104</text:p>
          </table:table-cell>
          <table:table-cell office:value-type="string">
            <text:p>SECURITY ARM</text:p>
          </table:table-cell>
          <table:table-cell table:number-columns-repeated="254"/>
        </table:table-row>
        <table:table-row table:style-name="ro1">
          <table:table-cell office:value-type="string">
            <text:p>4.3.105</text:p>
          </table:table-cell>
          <table:table-cell office:value-type="string">
            <text:p>SECURITY DISPLAY_MESSAGE</text:p>
          </table:table-cell>
          <table:table-cell table:number-columns-repeated="254"/>
        </table:table-row>
        <table:table-row table:style-name="ro1">
          <table:table-cell office:value-type="string">
            <text:p>4.3.106</text:p>
          </table:table-cell>
          <table:table-cell office:value-type="string">
            <text:p>SECURITY EMULATE_KEYPAD</text:p>
          </table:table-cell>
          <table:table-cell table:number-columns-repeated="254"/>
        </table:table-row>
        <table:table-row table:style-name="ro1">
          <table:table-cell office:value-type="string">
            <text:p>4.3.107</text:p>
          </table:table-cell>
          <table:table-cell office:value-type="string">
            <text:p>SECURITY RAISE_ ALARM</text:p>
          </table:table-cell>
          <table:table-cell table:number-columns-repeated="254"/>
        </table:table-row>
        <table:table-row table:style-name="ro1">
          <table:table-cell office:value-type="string">
            <text:p>4.3.108</text:p>
          </table:table-cell>
          <table:table-cell office:value-type="string">
            <text:p>SECURITY REQUEST_ZONE_NAME</text:p>
          </table:table-cell>
          <table:table-cell table:number-columns-repeated="254"/>
        </table:table-row>
        <table:table-row table:style-name="ro1">
          <table:table-cell office:value-type="string">
            <text:p>4.3.109</text:p>
          </table:table-cell>
          <table:table-cell office:value-type="string">
            <text:p>SECURITY STATUS_REQUEST</text:p>
          </table:table-cell>
          <table:table-cell table:number-columns-repeated="254"/>
        </table:table-row>
        <table:table-row table:style-name="ro1">
          <table:table-cell office:value-type="string">
            <text:p>4.3.110</text:p>
          </table:table-cell>
          <table:table-cell office:value-type="string">
            <text:p>SECURITY TAMPER</text:p>
          </table:table-cell>
          <table:table-cell table:number-columns-repeated="254"/>
        </table:table-row>
        <table:table-row table:style-name="ro1">
          <table:table-cell office:value-type="string">
            <text:p>4.3.111</text:p>
          </table:table-cell>
          <table:table-cell office:value-type="string">
            <text:p>SESSION_ID</text:p>
          </table:table-cell>
          <table:table-cell table:number-columns-repeated="254"/>
        </table:table-row>
        <table:table-row table:style-name="ro1">
          <table:table-cell office:value-type="string">
            <text:p>4.3.112</text:p>
          </table:table-cell>
          <table:table-cell office:value-type="string">
            <text:p>SET</text:p>
          </table:table-cell>
          <table:table-cell table:number-columns-repeated="254"/>
        </table:table-row>
        <table:table-row table:style-name="ro1">
          <table:table-cell office:value-type="string">
            <text:p>4.3.113</text:p>
          </table:table-cell>
          <table:table-cell office:value-type="string">
            <text:p>SHUTDOWN</text:p>
          </table:table-cell>
          <table:table-cell table:number-columns-repeated="254"/>
        </table:table-row>
        <table:table-row table:style-name="ro1">
          <table:table-cell office:value-type="string">
            <text:p>4.3.114</text:p>
          </table:table-cell>
          <table:table-cell office:value-type="string">
            <text:p>STOP</text:p>
          </table:table-cell>
          <table:table-cell table:number-columns-repeated="254"/>
        </table:table-row>
        <table:table-row table:style-name="ro1">
          <table:table-cell office:value-type="string">
            <text:p>4.3.115</text:p>
          </table:table-cell>
          <table:table-cell office:value-type="string">
            <text:p>TELEPHONY</text:p>
          </table:table-cell>
          <table:table-cell table:number-columns-repeated="254"/>
        </table:table-row>
        <table:table-row table:style-name="ro1">
          <table:table-cell office:value-type="string">
            <text:p>4.3.116</text:p>
          </table:table-cell>
          <table:table-cell office:value-type="string">
            <text:p>TELEPHONY CLEAR_DIVERSION</text:p>
          </table:table-cell>
          <table:table-cell table:number-columns-repeated="254"/>
        </table:table-row>
        <table:table-row table:style-name="ro1">
          <table:table-cell office:value-type="string">
            <text:p>4.3.117</text:p>
          </table:table-cell>
          <table:table-cell office:value-type="string">
            <text:p>TELEPHONY DIVERT</text:p>
          </table:table-cell>
          <table:table-cell table:number-columns-repeated="254"/>
        </table:table-row>
        <table:table-row table:style-name="ro1">
          <table:table-cell office:value-type="string">
            <text:p>4.3.118</text:p>
          </table:table-cell>
          <table:table-cell office:value-type="string">
            <text:p>TELEPHONY ISOLATE_SECONDARY_OUTLET</text:p>
          </table:table-cell>
          <table:table-cell table:number-columns-repeated="254"/>
        </table:table-row>
        <table:table-row table:style-name="ro1">
          <table:table-cell office:value-type="string">
            <text:p>4.3.119</text:p>
          </table:table-cell>
          <table:table-cell office:value-type="string">
            <text:p>TELEPHONY RECALL_LAST_NUMBER_REQUEST</text:p>
          </table:table-cell>
          <table:table-cell table:number-columns-repeated="254"/>
        </table:table-row>
        <table:table-row table:style-name="ro1">
          <table:table-cell office:value-type="string">
            <text:p>4.3.120</text:p>
          </table:table-cell>
          <table:table-cell office:value-type="string">
            <text:p>TELEPHONY REJECT_INCOMING_CALL</text:p>
          </table:table-cell>
          <table:table-cell table:number-columns-repeated="254"/>
        </table:table-row>
        <table:table-row table:style-name="ro1">
          <table:table-cell office:value-type="string">
            <text:p>4.3.121</text:p>
          </table:table-cell>
          <table:table-cell office:value-type="string">
            <text:p><text:s/>TEMPERATURE ?</text:p>
          </table:table-cell>
          <table:table-cell table:number-columns-repeated="254"/>
        </table:table-row>
        <table:table-row table:style-name="ro1">
          <table:table-cell office:value-type="string">
            <text:p>4.3.122</text:p>
          </table:table-cell>
          <table:table-cell office:value-type="string">
            <text:p>TEMPERATURE BROADCAST</text:p>
          </table:table-cell>
          <table:table-cell table:number-columns-repeated="254"/>
        </table:table-row>
        <table:table-row table:style-name="ro1">
          <table:table-cell office:value-type="string">
            <text:p>4.3.123</text:p>
          </table:table-cell>
          <table:table-cell office:value-type="string">
            <text:p>TERMINATE RAMP</text:p>
          </table:table-cell>
          <table:table-cell table:number-columns-repeated="254"/>
        </table:table-row>
        <table:table-row table:style-name="ro1">
          <table:table-cell office:value-type="string">
            <text:p>4.3.124</text:p>
          </table:table-cell>
          <table:table-cell office:value-type="string">
            <text:p>TREE or REPORT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125</text:p>
          </table:table-cell>
          <table:table-cell office:value-type="string">
            <text:p>TREEXML</text:p>
          </table:table-cell>
          <table:table-cell table:number-columns-repeated="254"/>
        </table:table-row>
        <table:table-row table:style-name="ro1">
          <table:table-cell office:value-type="string">
            <text:p>4.3.126</text:p>
          </table:table-cell>
          <table:table-cell office:value-type="string">
            <text:p>TRIGGER</text:p>
          </table:table-cell>
          <table:table-cell table:number-columns-repeated="254"/>
        </table:table-row>
        <table:table-row table:style-name="ro1">
          <table:table-cell office:value-type="string">
            <text:p>4.3.127</text:p>
          </table:table-cell>
          <table:table-cell office:value-type="string">
            <text:p>TRIGGER EVENT</text:p>
          </table:table-cell>
          <table:table-cell table:number-columns-repeated="254"/>
        </table:table-row>
        <table:table-row table:style-name="ro1">
          <table:table-cell office:value-type="string">
            <text:p>4.3.128</text:p>
          </table:table-cell>
          <table:table-cell office:value-type="string">
            <text:p>TRIGGER LABEL</text:p>
          </table:table-cell>
          <table:table-cell table:number-columns-repeated="254"/>
        </table:table-row>
        <table:table-row table:style-name="ro1">
          <table:table-cell office:value-type="string">
            <text:p>4.3.129</text:p>
          </table:table-cell>
          <table:table-cell office:value-type="string">
            <text:p>UNLOCK</text:p>
          </table:table-cell>
          <table:table-cell table:number-columns-repeated="254"/>
        </table:table-row>
        <table:table-row table:style-name="ro1" table:number-rows-repeated="6540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21">09/21/2008</text:date>, <text:time>19:5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9-21T19:24:24</meta:creation-date>
    <dc:date>2008-09-21T19:56:36</dc:date>
    <meta:editing-cycles>10</meta:editing-cycles>
    <meta:editing-duration>PT10M2S</meta:editing-duration>
    <meta:user-defined meta:name="Info 1"/>
    <meta:user-defined meta:name="Info 2"/>
    <meta:user-defined meta:name="Info 3"/>
    <meta:user-defined meta:name="Info 4"/>
    <meta:document-statistic meta:table-count="3" meta:cell-count="276"/>
  </office:meta>
</office:document-meta>
</file>